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6559.724515" calcext:value-type="float">
            <text:p>6559.724515</text:p>
          </table:table-cell>
          <table:table-cell table:style-name="Default" table:formula="of:=[.H2]/24/365" office:value-type="float" office:value="0.748826999429224" calcext:value-type="float">
            <text:p>0.748826999429224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10:31:57.813246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19T11:06:42.793229354</dc:date>
    <meta:editing-duration>P5DT4H43M26S</meta:editing-duration>
    <meta:editing-cycles>168</meta:editing-cycles>
    <meta:document-statistic meta:table-count="1" meta:cell-count="2252" meta:object-count="0"/>
  </office:meta>
</office:document-meta>
</file>